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3223" officeooo:paragraph-rsid="000a3223"/>
    </style:style>
    <style:style style:name="P2" style:family="paragraph" style:parent-style-name="Table_20_Contents">
      <style:text-properties officeooo:rsid="000caa89" officeooo:paragraph-rsid="000caa89"/>
    </style:style>
    <style:style style:name="P3" style:family="paragraph" style:parent-style-name="Table_20_Contents">
      <style:text-properties officeooo:rsid="000caa89" officeooo:paragraph-rsid="000caa89"/>
    </style:style>
    <style:style style:name="P4" style:family="paragraph" style:parent-style-name="Table_20_Contents">
      <style:text-properties officeooo:paragraph-rsid="000caa89"/>
    </style:style>
    <style:style style:name="P5" style:family="paragraph" style:parent-style-name="Table_20_Contents">
      <style:text-properties officeooo:paragraph-rsid="000da830"/>
    </style:style>
    <style:style style:name="P6" style:family="paragraph" style:parent-style-name="Table_20_Contents">
      <style:text-properties officeooo:rsid="000f903f" officeooo:paragraph-rsid="000f903f"/>
    </style:style>
    <style:style style:name="P7" style:family="paragraph" style:parent-style-name="Table_20_Contents">
      <style:text-properties officeooo:rsid="000fa53b" officeooo:paragraph-rsid="000fa53b"/>
    </style:style>
    <style:style style:name="T1" style:family="text">
      <style:text-properties officeooo:rsid="000caa89"/>
    </style:style>
    <style:style style:name="T2" style:family="text">
      <style:text-properties officeooo:rsid="000da8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/>
        <table:table-row table:style-name="TableLine94411324119600">
          <table:table-cell table:style-name="Table1.A1" office:value-type="string">
            <text:p text:style-name="P1">Configure , install snmp centos</text:p>
            <text:p text:style-name="P1"/>
            <text:p text:style-name="P1"/>
          </table:table-cell>
        </table:table-row>
        <table:table-row table:style-name="TableLine94411438182080">
          <table:table-cell table:style-name="Table1.A2" office:value-type="string">
            <text:p text:style-name="P2">Nagiosql installation:</text:p>
            <text:p text:style-name="P2">php version should be compatible with php version.</text:p>
            <text:p text:style-name="P2"/>
            <text:p text:style-name="P2">FATAL ERROR: Upgrade failed</text:p>
            <text:p text:style-name="P4"><text:span text:style-name="T1">- </text:span><text:span text:style-name="Source_20_Text">mysql_upgrade -u root -p</text:span></text:p>
            <text:p text:style-name="P4"><text:span text:style-name="Source_20_Text"/></text:p>
            <text:p text:style-name="P4"><text:span text:style-name="Source_20_Text">Could not create the upgrade info file'/var/lib/mysql/mysql_upgrade_│</text:span></text:p>
            <text:p text:style-name="P4"><text:span text:style-name="Source_20_Text">info' in the MySQL Servers datadir, errno: 13</text:span></text:p>
            <text:p text:style-name="P4"><text:span text:style-name="Source_20_Text"/></text:p>
            <text:p text:style-name="P5"><text:span text:style-name="Source_20_Text">- </text:span><text:span text:style-name="Source_20_Text"><text:span text:style-name="T2">check permission of '/var/lib/mysql/’ , it mysql,</text:span></text:span></text:p>
            <text:p text:style-name="P5"><text:span text:style-name="Source_20_Text">- </text:span><text:span text:style-name="Source_20_Text"><text:span text:style-name="T2">so run command “mysql_upgrade -u root -p” as root.</text:span></text:span></text:p>
            <text:p text:style-name="P5"><text:span text:style-name="Source_20_Text"/></text:p>
            <text:p text:style-name="P2"/>
          </table:table-cell>
        </table:table-row>
        <table:table-row table:style-name="TableLine94411445317312">
          <table:table-cell table:style-name="Table1.A2" office:value-type="string">
            <text:p text:style-name="P6">#challenge: 15 mins nagios and nagiosql installation challenge:</text:p>
            <text:p text:style-name="P7">collect all the documentation first:</text:p>
            <text:p text:style-name="P7"/>
          </table:table-cell>
        </table:table-row>
        <table:table-row table:style-name="TableLine94411409132928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01:32.635385998</meta:creation-date>
    <meta:generator>LibreOffice/6.4.7.2$Linux_X86_64 LibreOffice_project/40$Build-2</meta:generator>
    <dc:date>2021-10-21T21:49:30.743379736</dc:date>
    <meta:editing-duration>PT4H7M48S</meta:editing-duration>
    <meta:editing-cycles>4</meta:editing-cycles>
    <meta:document-statistic meta:table-count="1" meta:image-count="0" meta:object-count="0" meta:page-count="1" meta:paragraph-count="11" meta:word-count="70" meta:character-count="472" meta:non-whitespace-character-count="413"/>
  </office:meta>
</office:document-meta>
</file>